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8c2" officeooo:paragraph-rsid="001be8c2"/>
    </style:style>
    <style:style style:name="P2" style:family="paragraph" style:parent-style-name="Standard">
      <style:text-properties fo:color="#000000" officeooo:rsid="001defeb" officeooo:paragraph-rsid="001be8c2"/>
    </style:style>
    <style:style style:name="P3" style:family="paragraph" style:parent-style-name="Standard">
      <style:text-properties officeooo:paragraph-rsid="00297c03"/>
    </style:style>
    <style:style style:name="P4" style:family="paragraph" style:parent-style-name="Standard">
      <style:text-properties officeooo:rsid="002aaa42" officeooo:paragraph-rsid="002aaa42"/>
    </style:style>
    <style:style style:name="T1" style:family="text">
      <style:text-properties fo:color="#000000" officeooo:rsid="00297c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ere do we obtain the data from, how can we use it and process 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33:00.578079731</meta:creation-date>
    <dc:date>2019-02-27T16:02:49.501626166</dc:date>
    <meta:editing-duration>PT1H12M4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5" meta:character-count="67" meta:non-whitespace-character-count="53"/>
  </office:meta>
</office:document-meta>
</file>